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338cm" fo:min-width="4.835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814cm" fo:min-width="3.469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808cm" fo:min-width="13.729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097cm" fo:min-width="1.92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655cm" fo:min-width="5.342cm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722cm" fo:min-width="5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fill-color="#729fcf" draw:textarea-vertical-align="middle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528cm" fo:min-width="2.664cm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96cm" fo:min-width="2.93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334cm" svg:height="2.54cm" svg:x="3.55cm" svg:y="7.985cm">
          <text:p text:style-name="P1">PostGIS</text:p>
          <text:p text:style-name="P1">database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" draw:id="id1" draw:layer="layout" svg:width="4.191cm" svg:height="2.286cm" svg:x="4.058cm" svg:y="3.413cm">
          <text:p text:style-name="P1">Emissiedat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15.367cm" svg:height="3.302cm" svg:x="2.651cm" svg:y="22.209cm">
          <text:p text:style-name="P1">Geo mapping Websit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3.429cm" svg:height="1.905cm" svg:x="12.938cm" svg:y="12.557cm">
          <text:p text:style-name="P1">OP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svg:x1="6.153cm" svg:y1="5.699cm" svg:x2="6.217cm" svg:y2="7.985cm" draw:start-shape="id1" draw:start-glue-point="2" draw:end-shape="id2" draw:end-glue-point="5" svg:d="M6153 5699v1144h64v1142" svg:viewBox="0 0 65 2287">
          <text:p/>
        </draw:connector>
        <draw:custom-shape draw:style-name="gr6" draw:text-style-name="P2" xml:id="id6" draw:id="id6" draw:layer="layout" svg:width="5.842cm" svg:height="1.905cm" svg:x="11.795cm" svg:y="18.653cm">
          <text:p text:style-name="P1">Web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3" draw:id="id3" draw:layer="layout" svg:width="6.337cm" svg:height="2.794cm" svg:x="3.045cm" svg:y="13.19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4" draw:layer="layout" svg:width="3.588cm" svg:height="1.143cm" svg:x="4.524cm" svg:y="14.081cm">
          <draw:text-box>
            <text:p>Geoserver</text:p>
          </draw:text-box>
        </draw:frame>
        <draw:connector draw:style-name="gr9" draw:text-style-name="P3" draw:layer="layout" svg:x1="6.217cm" svg:y1="10.525cm" svg:x2="6.214cm" svg:y2="13.192cm" draw:start-shape="id2" draw:start-glue-point="7" draw:end-shape="id3" draw:end-glue-point="4" svg:d="M6217 10525v1334h-3v1333" svg:viewBox="0 0 4 2668">
          <text:p/>
        </draw:connector>
        <draw:custom-shape draw:style-name="gr10" draw:text-style-name="P2" xml:id="id4" draw:id="id4" draw:layer="layout" svg:width="3.164cm" svg:height="1.778cm" svg:x="13.114cm" svg:y="9.382cm">
          <text:p text:style-name="P1">Output</text:p>
          <text:p text:style-name="P1">data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4.696cm" svg:y1="9.382cm" svg:x2="8.884cm" svg:y2="9.255cm" draw:start-shape="id4" draw:start-glue-point="0" draw:end-shape="id2" draw:end-glue-point="8" svg:d="M14696 9382v-501h-3696v374h-2116" svg:viewBox="0 0 5813 502">
          <text:p/>
        </draw:connector>
        <draw:custom-shape draw:style-name="gr11" draw:text-style-name="P2" draw:layer="layout" svg:width="3.556cm" svg:height="1.27cm" svg:x="12.819cm" svg:y="16.024cm">
          <text:p text:style-name="P1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0.335cm" svg:y1="22.209cm" svg:x2="14.716cm" svg:y2="20.558cm" draw:start-shape="id5" draw:start-glue-point="4" draw:end-shape="id6" draw:end-glue-point="6" svg:d="M10335 22209v-825h4381v-826" svg:viewBox="0 0 4382 1652">
          <text:p/>
        </draw:connector>
        <draw:connector draw:style-name="gr5" draw:text-style-name="P3" draw:layer="layout" draw:line-skew="1.968cm" svg:x1="6.214cm" svg:y1="15.986cm" svg:x2="10.334cm" svg:y2="22.209cm" draw:start-shape="id3" draw:start-glue-point="6" draw:end-shape="id5" svg:d="M6214 15986v5080h4120v1143" svg:viewBox="0 0 4121 6224">
          <text:p/>
        </draw:connector>
        <draw:connector draw:style-name="gr5" draw:text-style-name="P3" draw:layer="layout" draw:line-skew="-1.657cm" svg:x1="2.651cm" svg:y1="23.86cm" svg:x2="3.045cm" svg:y2="14.589cm" draw:start-shape="id5" draw:start-glue-point="5" draw:end-shape="id3" draw:end-glue-point="5" svg:d="M2651 23860h-2159v-9271h2553" svg:viewBox="0 0 2554 927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Richard Zijlstra</meta:initial-creator>
    <meta:creation-date>2020-03-20T18:51:58.821000000</meta:creation-date>
    <dc:date>2020-03-20T19:21:50.098000000</dc:date>
    <dc:creator>Richard Zijlstra</dc:creator>
    <meta:editing-duration>PT19M40S</meta:editing-duration>
    <meta:editing-cycles>2</meta:editing-cycles>
    <meta:generator>LibreOffice/6.4.2.2$Windows_X86_64 LibreOffice_project/4e471d8c02c9c90f512f7f9ead8875b57fcb1ec3</meta:generator>
    <meta:document-statistic meta:object-count="15"/>
  </office:meta>
</office:document-meta>
</file>